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eb2" officeooo:paragraph-rsid="00020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ed order for posts</text:p>
      <text:p text:style-name="P1"/>
      <text:p text:style-name="P1">1. brief exploration of doc2vec, explanation of why use the new gemsin version and example of clustering <text:s/>(maybe we can break the clustering into another tutorial.</text:p>
      <text:p text:style-name="P1">2. Exploring the differences between fasttext, doc2vec, sense2vec and other embeddings. Maybe an implementation of Elmo using pytorch.</text:p>
      <text:p text:style-name="P1">3. Comparing the performance of vectors using different classifications models</text:p>
      <text:p text:style-name="P1">4. using spacy in the imdb data (what else can we do here)</text:p>
      <text:p text:style-name="P1">talk about capabilities and how it differs from other libraries </text:p>
      <text:p text:style-name="P1"/>
      <text:p text:style-name="P1">Using twitter data</text:p>
      <text:p text:style-name="P1">5. create a production level library to use in our day to day analysis</text:p>
      <text:p text:style-name="P1">6. analysis of entities in russian twitter data</text:p>
      <text:p text:style-name="P1">7. training a classifier using regular twitter data that mentions the top 20 entities in the twittr russia daat</text:p>
      <text:p text:style-name="P1">8. analysis of gab dat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22:53:49.017182481</meta:creation-date>
    <dc:date>2018-12-09T09:27:32.033981066</dc:date>
    <meta:editing-duration>P2DT8H22M10S</meta:editing-duration>
    <meta:editing-cycles>1</meta:editing-cycles>
    <meta:document-statistic meta:table-count="0" meta:image-count="0" meta:object-count="0" meta:page-count="1" meta:paragraph-count="11" meta:word-count="130" meta:character-count="790" meta:non-whitespace-character-count="669"/>
    <meta:generator>LibreOffice/6.0.6.2$Linux_X86_64 LibreOffice_project/00m0$Build-2</meta:generator>
  </office:meta>
</office:document-meta>
</file>